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F0000040004E923A1F622069A.png" manifest:media-type="image/png"/>
  <manifest:file-entry manifest:full-path="Pictures/10000201000001000000010CC432475377F72A4A.png" manifest:media-type="image/png"/>
  <manifest:file-entry manifest:full-path="Pictures/100002010000015400000153602236D5AFD64DB9.png" manifest:media-type="image/png"/>
  <manifest:file-entry manifest:full-path="Pictures/10000201000001C200000258A7C1459EB930D54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19cm, 0.001cm, 0.315cm, 6.3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32cm" svg:height="3.422cm" svg:x="9cm" svg:y="4.142cm">
          <draw:image xlink:href="Pictures/100002010000015400000153602236D5AFD64DB9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364cm" svg:x="0.5cm" svg:y="0.45cm">
          <draw:image xlink:href="Pictures/10000201000001C200000258A7C1459EB930D54F.png" xlink:type="simple" xlink:show="embed" xlink:actuate="onLoad" draw:mime-type="image/png">
            <text:p/>
          </draw:image>
        </draw:frame>
        <draw:frame draw:style-name="gr1" draw:text-style-name="P1" draw:layer="layout" svg:width="2.55cm" svg:height="2.67cm" svg:x="7.35cm" svg:y="4.194cm">
          <draw:image xlink:href="Pictures/10000201000001000000010CC432475377F72A4A.png" xlink:type="simple" xlink:show="embed" xlink:actuate="onLoad" draw:mime-type="image/png">
            <text:p/>
          </draw:image>
        </draw:frame>
        <draw:g>
          <draw:frame draw:style-name="gr3" draw:text-style-name="P1" draw:layer="layout" svg:width="2.403cm" svg:height="2.524cm" svg:x="3.997cm" svg:y="2.564cm">
            <draw:image xlink:href="Pictures/10000201000003CF0000040004E923A1F622069A.png" xlink:type="simple" xlink:show="embed" xlink:actuate="onLoad" draw:mime-type="image/png">
              <text:p/>
            </draw:image>
          </draw:frame>
          <draw:line draw:style-name="gr4" draw:text-style-name="P2" draw:layer="layout" svg:x1="6.4cm" svg:y1="3.864cm" svg:x2="7.15cm" svg:y2="4.364cm">
            <text:p/>
          </draw:line>
          <draw:line draw:style-name="gr4" draw:text-style-name="P2" draw:layer="layout" svg:x1="6.4cm" svg:y1="4.364cm" svg:x2="7.15cm" svg:y2="4.864cm">
            <text:p/>
          </draw:line>
          <draw:line draw:style-name="gr4" draw:text-style-name="P2" draw:layer="layout" svg:x1="6.4cm" svg:y1="4.864cm" svg:x2="7.15cm" svg:y2="5.364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6T22:17:56.250561451</meta:creation-date>
    <dc:date>2020-11-16T22:24:44.529042511</dc:date>
    <meta:editing-duration>PT6M48S</meta:editing-duration>
    <meta:editing-cycles>1</meta:editing-cycles>
    <meta:generator>LibreOffice/7.0.3.1$Linux_X86_64 LibreOffice_project/00$Build-1</meta:generator>
    <meta:document-statistic meta:object-count="8"/>
  </office:meta>
</office:document-meta>
</file>